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list-style-name="L1">
      <style:paragraph-properties fo:margin-top="0in" fo:margin-bottom="0.1in" fo:text-align="start" style:justify-single-word="false" style:writing-mode="lr-tb"/>
      <style:text-properties style:font-name="Arial"/>
    </style:style>
    <style:style style:name="P4" style:family="paragraph" style:parent-style-name="Heading_20_4">
      <style:text-properties style:font-name="Arial"/>
    </style:style>
    <style:style style:name="P5" style:family="paragraph" style:parent-style-name="Heading_20_4">
      <style:paragraph-properties fo:text-align="center" style:justify-single-word="false"/>
      <style:text-properties style:font-name="Arial" style:text-underline-style="none"/>
    </style:style>
    <style:style style:name="P6" style:family="paragraph" style:parent-style-name="Heading_20_4">
      <style:paragraph-properties fo:text-align="center" style:justify-single-word="false"/>
      <style:text-properties style:text-underline-style="none"/>
    </style:style>
    <style:style style:name="T1"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4"><text:span text:style-name="T1">Before You </text:span><text:span text:style-name="T1">Start</text:span></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1">While it is not a requirement, it is strongly recommended that the </text:span><text:a xlink:type="simple" xlink:href="http://www.ghostscript.com/download/"><text:span text:style-name="T1">Ghostscript</text:span></text:a><text:span text:style-name="T1"> package be installed. The Ghostscript binary (WIN32/WIN64) should match the GraphicsMagick binary architecture. Both WIN32 and WIN64 versions may be installed at the same time without conflict.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1">The installation package includes the GraphicsMagick Perl extension ( </text:span><text:a xlink:type="simple" xlink:href="http://www.graphicsmagick.org/www/perl.html"><text:span text:style-name="T1">PerlMagick</text:span></text:a><text:span text:style-name="T1">) as an installation option. If you would like to use this extension, then you must install </text:span><text:a xlink:type="simple" xlink:href="http://www.activestate.com/activeperl/downloads"><text:span text:style-name="T1">ActiveState ActivePerl</text:span></text:a><text:span text:style-name="T1"> prior to commencing with installation of GraphicsMagick. </text:span></text:p>
      <text:h text:style-name="P5" text:outline-level="4">Installation Steps</text:h>
      <text:p text:style-name="P1"><text:s/>The following describes the steps remaining to install GraphicsMagick.</text:p>
      <text:h text:style-name="P4"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4" text:outline-level="4">Select Start Menu Folder</text:h>
      <text:p text:style-name="P2">Select the folder where you would like the program's shortcuts to appear. The default should normally be satisfactory. Click on “Next&gt;” to continue. </text:p>
      <text:h text:style-name="P4" text:outline-level="4">Select Additional Tasks</text:h>
      <text:p text:style-name="P2">A screen is displayed which presents options similar to the following:</text:p>
      <text:list xml:id="list39692193" text:style-name="L1">
        <text:list-item>
          <text:p text:style-name="P3">Update executable search path</text:p>
        </text:list-item>
        <text:list-item>
          <text:p text:style-name="P3">Install PerlMagick for ActiveState Perl v5.14.2</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4"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4" text:outline-level="4"><text:soft-page-break/>Installation Progress</text:h>
      <text:p text:style-name="P2">While the install program is performing the installation, it will display what it is doing in an installation progress window. </text:p>
      <text:h text:style-name="P4"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4"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initial-creator>Bob Friesenhahn</meta:initial-creator>
    <meta:creation-date>2003-11-30T23:24:34</meta:creation-date>
    <dc:creator>Bob Friesenhahn</dc:creator>
    <dc:date>2012-12-21T19:57:57</dc:date>
    <dc:language>en-US</dc:language>
    <meta:editing-cycles>18</meta:editing-cycles>
    <meta:editing-duration>PT00H31M34S</meta:editing-duration>
    <meta:document-statistic meta:table-count="0" meta:image-count="0" meta:object-count="0" meta:page-count="2" meta:paragraph-count="25" meta:word-count="554" meta:character-count="3562"/>
    <meta:user-defined meta:name="Info 1"/>
    <meta:user-defined meta:name="Info 2"/>
    <meta:user-defined meta:name="Info 3"/>
    <meta:user-defined meta:name="Info 4"/>
  </office:meta>
</office:document-meta>
</file>